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Klokspoed frekwensi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MHz]</text:p>
          </table:table-cell>
        </table:table-row>
        <table:table-row table:style-name="ro1">
          <table:table-cell office:value-type="string" calcext:value-type="string">
            <text:p>Periode</text:p>
          </table:table-cell>
          <table:table-cell table:formula="of:=1000000000/([.B4]*1000000)" office:value-type="float" office:value="62.5" calcext:value-type="float">
            <text:p>62.5</text:p>
          </table:table-cell>
          <table:table-cell office:value-type="string" calcext:value-type="string">
            <text:p>[nanosekondes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r 1</text:p>
          </table:table-cell>
          <table:table-cell table:formula="of:=2^16" office:value-type="float" office:value="65536" calcext:value-type="float">
            <text:p>65536</text:p>
          </table:table-cell>
          <table:table-cell office:value-type="string" calcext:value-type="string">
            <text:p>[counter max]</text:p>
          </table:table-cell>
        </table:table-row>
        <table:table-row table:style-name="ro1">
          <table:table-cell office:value-type="string" calcext:value-type="string">
            <text:p>Pre skalaa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Geskaal</text:p>
          </table:table-cell>
          <table:table-cell table:formula="of:=[.B5]*[.B7]/[.B8]" office:value-type="float" office:value="512000" calcext:value-type="float">
            <text:p>512000</text:p>
          </table:table-cell>
          <table:table-cell office:value-type="string" calcext:value-type="string">
            <text:p>[nanosekondes]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eetfrekwensie prakties</text:p>
          </table:table-cell>
          <table:table-cell table:formula="of:=(1/([.B9]*0.000000001))/1000" office:value-type="float" office:value="1.953125" calcext:value-type="float">
            <text:p>1.953125</text:p>
          </table:table-cell>
          <table:table-cell office:value-type="string" calcext:value-type="string">
            <text:p>[kHz]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ewenste monsterfrekwens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kHz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6:01:35.01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14:06:36.155000000</meta:creation-date>
    <meta:generator>LibreOffice/7.2.2.2$Windows_X86_64 LibreOffice_project/02b2acce88a210515b4a5bb2e46cbfb63fe97d56</meta:generator>
    <dc:date>2022-01-14T16:06:13.195000000</dc:date>
    <meta:editing-duration>PT12M11S</meta:editing-duration>
    <meta:editing-cycles>2</meta:editing-cycles>
    <meta:document-statistic meta:table-count="1" meta:cell-count="20" meta:object-count="0"/>
  </office:meta>
</office:document-meta>
</file>